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ndividual reflection</text:h>
      <text:p text:style-name="P2"><text:span text:style-name="T1">Christian Nilsson <text:s/></text:span></text:p>
      <text:p text:style-name="P2"><text:span text:style-name="T1"/></text:p>
      <text:p text:style-name="P3"><text:span text:style-name="T1">My primary goal for this course is to learn about Scrum and to get acquainted to the tools useful for implementing its process. I also expect that during the course my knowledge of using Git, <text:s/>android development and general software development will get refreshed and improved. </text:span></text:p>
      <text:p text:style-name="P3"><text:span text:style-name="T1"/></text:p>
      <text:p text:style-name="P3"><text:span text:style-name="T1">This week I have helped with writing user stories and refining the scope of our project. </text:span></text:p>
      <text:p text:style-name="P3"><text:span text:style-name="T1"/></text:p>
      <text:p text:style-name="P3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Nilsson</meta:initial-creator>
    <meta:creation-date>2019-09-18T17:12:56.09</meta:creation-date>
    <dc:date>2019-09-18T17:30:37.83</dc:date>
    <dc:creator>Christian Nilsson</dc:creator>
    <meta:editing-duration>PT17M41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4" meta:word-count="66" meta:character-count="408"/>
  </office:meta>
</office:document-meta>
</file>